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4-06-min_L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rrMatrixCod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PixelSum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 ERROR MATRIX (pixel coun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 Re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Classif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 AREA BASED ERROR MATRI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 Re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Classif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9196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1713455100.0000</text:p>
          </table:table-cell>
          <table:table-cell office:value-type="string" calcext:value-type="string">
            <text:p>0.9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33</text:p>
          </table:table-cell>
          <table:table-cell office:value-type="string" calcext:value-type="string">
            <text:p>0.0716</text:p>
          </table:table-cell>
          <table:table-cell office:value-type="string" calcext:value-type="string">
            <text:p>138684600.0000</text:p>
          </table:table-cell>
          <table:table-cell office:value-type="string" calcext:value-type="string">
            <text:p>0.074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0.9229 </text:p>
          </table:table-cell>
          <table:table-cell office:value-type="string" calcext:value-type="string">
            <text:p>0.0771 </text:p>
          </table:table-cell>
          <table:table-cell office:value-type="string" calcext:value-type="string">
            <text:p>1852139700.0000 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709374401" calcext:value-type="float">
            <text:p>1709374401</text:p>
          </table:table-cell>
          <table:table-cell office:value-type="float" office:value="142765299" calcext:value-type="float">
            <text:p>142765299</text:p>
          </table:table-cell>
          <table:table-cell office:value-type="float" office:value="1852139700" calcext:value-type="float">
            <text:p>185213970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0.0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area</text:p>
          </table:table-cell>
          <table:table-cell table:number-columns-repeated="2" office:value-type="float" office:value="10776286" calcext:value-type="float">
            <text:p>10776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% CI area</text:p>
          </table:table-cell>
          <table:table-cell table:number-columns-repeated="2" office:value-type="float" office:value="21121521" calcext:value-type="float">
            <text:p>2112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<text:s/>[%]</text:p>
          </table:table-cell>
          <table:table-cell office:value-type="string" calcext:value-type="string">
            <text:p>99.6421</text:p>
          </table:table-cell>
          <table:table-cell office:value-type="string" calcext:value-type="string">
            <text:p>92.8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 <text:s/>[%]</text:p>
          </table:table-cell>
          <table:table-cell office:value-type="string" calcext:value-type="string">
            <text:p>99.4048</text:p>
          </table:table-cell>
          <table:table-cell office:value-type="string" calcext:value-type="string">
            <text:p>95.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pa hat</text:p>
          </table:table-cell>
          <table:table-cell office:value-type="string" calcext:value-type="string">
            <text:p>0.9228</text:p>
          </table:table-cell>
          <table:table-cell office:value-type="string" calcext:value-type="string">
            <text:p>0.952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verall accuracy [%] = 99.1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pa hat classification = 0.937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ea unit = metre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 = standard 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= confidence interv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= producer's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 = user's accuracy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rror Matrix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Overall Accuracy</text:p>
          </table:table-cell>
          <table:table-cell table:formula="of:=ROUND((([.B10]+[.C11])/[.D12])*100;2)" office:value-type="float" office:value="98.31" calcext:value-type="float">
            <text:p>98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’s Accuracy (Water)</text:p>
          </table:table-cell>
          <table:table-cell table:formula="of:=ROUND(([.C11]/[.D11])*100;2)" office:value-type="float" office:value="95.59" calcext:value-type="float">
            <text:p>95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er Accuracy (Water)</text:p>
          </table:table-cell>
          <table:table-cell table:formula="of:=ROUND(([.C11]/[.C12])*100;2)" office:value-type="float" office:value="98.48" calcext:value-type="float">
            <text:p>98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’s Accuracy (Land)</text:p>
          </table:table-cell>
          <table:table-cell table:formula="of:=ROUND(([.B10]/[.D10])*100;2)" office:value-type="float" office:value="99.4" calcext:value-type="float">
            <text:p>9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er’s Accuracy (Land)</text:p>
          </table:table-cell>
          <table:table-cell table:formula="of:=ROUND(([.B10]/[.B12])*100;2)" office:value-type="float" office:value="98.24" calcext:value-type="float">
            <text:p>98,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6:14:05.2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6:16:19.024000000</dc:date>
    <meta:editing-duration>PT2M13S</meta:editing-duration>
    <meta:editing-cycles>1</meta:editing-cycles>
    <meta:document-statistic meta:table-count="1" meta:cell-count="99" meta:object-count="0"/>
  </office:meta>
</office:document-meta>
</file>